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5C9000000A82ECC535E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NewRomanPS-BoldMT" svg:font-family="TimesNewRomanPS-BoldMT"/>
    <style:font-face style:name="Times New Roman1" svg:font-family="'Times New Roman'" style:font-family-generic="roman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Times New Roman2" svg:font-family="'Times New Roman'" style:font-adornments="Fett" style:font-family-generic="roman" style:font-pitch="variable"/>
    <style:font-face style:name="Arial" svg:font-family="Arial" style:font-family-generic="swiss" style:font-pitch="variable"/>
    <style:font-face style:name="TheSans 5 Regular" svg:font-family="'TheSans 5 Regular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fo:break-before="page" table:align="margins"/>
    </style:style>
    <style:style style:name="Tabelle1.A" style:family="table-column">
      <style:table-column-properties style:column-width="17cm" style:rel-column-width="65535*"/>
    </style:style>
    <style:style style:name="Tabelle1.A1" style:family="table-cell">
      <style:table-cell-properties fo:padding="0.097cm" fo:border="0.002cm solid #000000"/>
    </style:style>
    <style:style style:name="P1" style:family="paragraph" style:parent-style-name="Footer">
      <style:paragraph-properties fo:text-align="center" style:justify-single-word="false"/>
      <style:text-properties style:font-name="TheSans 5 Regular" fo:font-size="8pt" style:font-size-asian="8pt" style:font-size-complex="8pt"/>
    </style:style>
    <style:style style:name="P2" style:family="paragraph" style:parent-style-name="Eingerückt">
      <style:paragraph-properties fo:margin-left="0cm" fo:margin-right="0cm" fo:margin-top="0cm" fo:margin-bottom="0cm" fo:text-align="center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bold" style:font-name-asian="TimesNewRomanPSMT" style:font-size-asian="10pt" style:font-style-asian="normal" style:font-weight-asian="bold" style:font-name-complex="TimesNewRomanPSMT" style:font-size-complex="10pt" style:font-style-complex="normal" style:font-weight-complex="bold" style:text-emphasize="none" style:text-scale="100%"/>
    </style:style>
    <style:style style:name="P3" style:family="paragraph" style:parent-style-name="Eingerückt">
      <style:paragraph-properties fo:margin-left="0cm" fo:margin-right="0cm" fo:margin-top="0cm" fo:margin-bottom="0cm" style:line-height-at-least="0.494cm" fo:text-align="start" style:justify-single-word="false" fo:text-indent="0cm" style:auto-text-indent="false" style:text-autospace="none" style:vertical-align="auto"/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4" style:family="paragraph" style:parent-style-name="Eingerückt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5" style:family="paragraph" style:parent-style-name="Eingerückt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ff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6" style:family="paragraph" style:parent-style-name="Haupttext">
      <style:paragraph-properties fo:margin-left="0cm" fo:margin-right="0cm" fo:margin-top="0cm" fo:margin-bottom="0cm" fo:text-align="center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bold" style:font-name-asian="TimesNewRomanPSMT" style:font-size-asian="10pt" style:font-style-asian="normal" style:font-weight-asian="bold" style:font-name-complex="TimesNewRomanPSMT" style:font-size-complex="10pt" style:font-style-complex="normal" style:font-weight-complex="bold" style:text-emphasize="none" style:text-scale="100%"/>
    </style:style>
    <style:style style:name="P7" style:family="paragraph" style:parent-style-name="Haupttext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bold" style:font-name-asian="TimesNewRomanPSMT" style:font-size-asian="10pt" style:font-style-asian="normal" style:font-weight-asian="bold" style:font-name-complex="TimesNewRomanPSMT" style:font-size-complex="10pt" style:font-style-complex="normal" style:font-weight-complex="bold" style:text-emphasize="none" style:text-scale="100%"/>
    </style:style>
    <style:style style:name="P8" style:family="paragraph" style:parent-style-name="Haupttext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bold" style:font-name-asian="TimesNewRomanPS-BoldMT" style:font-size-asian="10pt" style:font-style-asian="normal" style:font-weight-asian="bold" style:font-name-complex="TimesNewRomanPS-BoldMT" style:font-size-complex="10pt" style:font-style-complex="normal" style:font-weight-complex="bold" style:text-emphasize="none" style:text-scale="100%"/>
    </style:style>
    <style:style style:name="P9" style:family="paragraph" style:parent-style-name="Haupttext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10" style:family="paragraph" style:parent-style-name="Haupttext">
      <style:paragraph-properties fo:margin-left="0cm" fo:margin-right="0cm" fo:margin-top="0cm" fo:margin-bottom="0cm" style:line-height-at-least="0.494cm" fo:text-align="start" style:justify-single-word="false" fo:text-indent="0cm" style:auto-text-indent="false" style:text-autospace="none" style:vertical-align="auto"/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11" style:family="paragraph" style:parent-style-name="Haupttext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de" fo:country="DE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 style:font-style-complex="normal" style:font-weight-complex="normal" style:text-emphasize="none" style:text-scale="100%"/>
    </style:style>
    <style:style style:name="P12" style:family="paragraph" style:parent-style-name="Haupttext">
      <style:paragraph-properties fo:margin-left="0cm" fo:margin-right="0cm" fo:margin-top="0cm" fo:margin-bottom="0cm" style:line-height-at-least="0.494cm" fo:text-align="start" style:justify-single-word="false" fo:text-indent="0cm" style:auto-text-indent="false" style:text-autospace="none" style:vertical-align="auto"/>
      <style:text-properties fo:font-variant="normal" fo:text-transform="none" fo:color="#000000" style:text-line-through-style="none" style:text-position="0% 100%" style:font-name="Times New Roman2" fo:font-size="10pt" fo:letter-spacing="normal" fo:language="de" fo:country="DE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 style:font-style-complex="normal" style:font-weight-complex="normal" style:text-emphasize="none" style:text-scale="100%"/>
    </style:style>
    <style:style style:name="P13" style:family="paragraph" style:parent-style-name="Haupttext">
      <style:paragraph-properties fo:margin-left="0cm" fo:margin-right="0cm" fo:margin-top="0cm" fo:margin-bottom="0cm" style:line-height-at-least="0.494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de" fo:country="DE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 style:font-style-complex="normal" style:font-weight-complex="normal" style:text-emphasize="none" style:text-scale="100%"/>
    </style:style>
    <style:style style:name="P14" style:family="paragraph" style:parent-style-name="Haupttext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ff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15" style:family="paragraph" style:parent-style-name="Haupttext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ff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 style:font-style-complex="normal" style:font-weight-complex="normal" style:text-emphasize="none" style:text-scale="100%"/>
    </style:style>
    <style:style style:name="P16" style:family="paragraph" style:parent-style-name="Haupttext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ff00ff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17" style:family="paragraph" style:parent-style-name="Haupttext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218a21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18" style:family="paragraph" style:parent-style-name="Haupttext">
      <style:paragraph-properties fo:margin-left="0cm" fo:margin-right="0cm" fo:margin-top="0cm" fo:margin-bottom="0cm" fo:text-align="start" style:justify-single-word="false" fo:text-indent="0cm" style:auto-text-indent="false" fo:break-before="pag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bold" style:font-name-asian="TimesNewRomanPSMT" style:font-size-asian="10pt" style:font-style-asian="normal" style:font-weight-asian="bold" style:font-name-complex="TimesNewRomanPSMT" style:font-size-complex="10pt" style:font-style-complex="normal" style:font-weight-complex="bold" style:text-emphasize="none" style:text-scale="100%"/>
    </style:style>
    <style:style style:name="P19" style:family="paragraph" style:parent-style-name="Eingerückt">
      <style:paragraph-properties fo:margin-left="2.501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bold" style:font-name-asian="TimesNewRomanPSMT" style:font-size-asian="10pt" style:font-style-asian="normal" style:font-weight-asian="bold" style:font-name-complex="TimesNewRomanPSMT" style:font-size-complex="10pt" style:font-style-complex="normal" style:font-weight-complex="bold" style:text-emphasize="none" style:text-scale="100%"/>
    </style:style>
    <style:style style:name="P20" style:family="paragraph" style:parent-style-name="Eingerückt">
      <style:paragraph-properties fo:margin-left="2.501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21" style:family="paragraph" style:parent-style-name="Haupttext">
      <style:paragraph-properties fo:margin-left="2.501cm" fo:margin-right="0cm" fo:margin-top="0cm" fo:margin-bottom="0cm" fo:text-align="start" style:justify-single-word="false" fo:text-indent="0cm" style:auto-text-indent="false" fo:break-before="pag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bold" style:font-name-asian="TimesNewRomanPSMT" style:font-size-asian="10pt" style:font-style-asian="normal" style:font-weight-asian="bold" style:font-name-complex="TimesNewRomanPSMT" style:font-size-complex="10pt" style:font-style-complex="normal" style:font-weight-complex="bold" style:text-emphasize="none" style:text-scale="100%"/>
    </style:style>
    <style:style style:name="P22" style:family="paragraph" style:parent-style-name="Eingerückt" style:list-style-name="L1">
      <style:paragraph-properties fo:margin-left="2.501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ff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23" style:family="paragraph" style:parent-style-name="Eingerückt" style:list-style-name="L2">
      <style:paragraph-properties fo:margin-left="2.501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ff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24" style:family="paragraph" style:parent-style-name="Eingerückt" style:list-style-name="L2">
      <style:paragraph-properties fo:margin-left="2.501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25" style:family="paragraph" style:parent-style-name="Eingerückt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26" style:family="paragraph" style:parent-style-name="Eingerückt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style:use-window-font-color="true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27" style:family="paragraph" style:parent-style-name="Haupttext" style:list-style-name="L3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28" style:family="paragraph" style:parent-style-name="Haupttext" style:list-style-name="L4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29" style:family="paragraph" style:parent-style-name="Haupttext" style:list-style-name="L3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 style:font-style-complex="normal" style:font-weight-complex="normal" style:text-emphasize="none" style:text-scale="100%"/>
    </style:style>
    <style:style style:name="P30" style:family="paragraph" style:parent-style-name="Haupttext" style:list-style-name="L3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</style:style>
    <style:style style:name="T1" style:family="text">
      <style:text-properties fo:language="en" fo:country="US"/>
    </style:style>
    <style:style style:name="T2" style:family="text">
      <style:text-properties fo:color="#000081"/>
    </style:style>
    <style:style style:name="T3" style:family="text">
      <style:text-properties fo:color="#ff0000"/>
    </style:style>
    <style:style style:name="T4" style:family="text">
      <style:text-properties fo:color="#0000ff"/>
    </style:style>
    <style:style style:name="T5" style:family="text">
      <style:text-properties fo:color="#ff00ff"/>
    </style:style>
    <style:style style:name="T6" style:family="text">
      <style:text-properties fo:color="#00ffff"/>
    </style:style>
    <style:style style:name="T7" style:family="text">
      <style:text-properties fo:color="#218a21"/>
    </style:style>
    <style:style style:name="T8" style:family="text">
      <style:text-properties style:text-underline-style="solid" style:text-underline-width="bold" style:text-underline-color="font-color"/>
    </style:style>
    <style:style style:name="T9" style:family="text">
      <style:text-properties style:font-name-asian="TimesNewRomanPSMT" style:font-name-complex="TimesNewRomanPSMT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T13" style:family="text">
      <style:text-properties fo:font-variant="normal" fo:text-transform="none" fo:color="#000000" style:text-line-through-style="none" style:text-position="0% 100%" style:font-name="Times New Roman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T14" style:family="text">
      <style:text-properties style:font-name="Times New Roman" fo:font-size="10pt" style:font-size-asian="10pt" style:font-size-complex="10pt"/>
    </style:style>
    <style:style style:name="T15" style:family="text">
      <style:text-properties fo:color="#ff3333"/>
    </style:style>
    <style:style style:name="T16" style:family="text">
      <style:text-properties style:use-window-font-color="true"/>
    </style:style>
    <style:style style:name="T17" style:family="text">
      <style:text-properties fo:color="#00000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External Interface for the Open-Source Dive-Computer (OSTC, OSTC Mk.2/2N)</text:p>
      <text:p text:style-name="P2"/>
      <text:p text:style-name="P9"><draw:frame draw:style-name="fr1" draw:name="Grafik1" text:anchor-type="paragraph" svg:width="6.341cm" svg:height="0.72cm" draw:z-index="0"><draw:image xlink:href="Pictures/10000000000005C9000000A82ECC535E.jpg" xlink:type="simple" xlink:show="embed" xlink:actuate="onLoad"/></draw:frame>Date: 081201</text:p>
      <text:p text:style-name="P9">Last Update: 150606 <text:s/>(Valid for 3.04beta and later)</text:p>
      <text:p text:style-name="P9">Written by: Matthias Heinrichs (<text:span text:style-name="T2">info@heinrichsweikamp.com</text:span>) and Pascal Pellmont</text:p>
      <text:p text:style-name="P11"/>
      <text:p text:style-name="P8">Hardware</text:p>
      <text:p text:style-name="P9">The USB interface is equipped with an USB Chip (FT232) from FTDI. You can get Windows/</text:p>
      <text:p text:style-name="P9">Linux drivers from here: http://www.ftdichip.com/Drivers/VCP.htm (current Version is</text:p>
      <text:p text:style-name="P9">2.08.24)</text:p>
      <text:p text:style-name="P9">With Linux Kernel &gt;2.6.9, these drivers are included in the Kernel.</text:p>
      <text:p text:style-name="P11">With Windows7 these drivers will install automatically.</text:p>
      <text:p text:style-name="P9">After installation a virtual COM port can be found in your windows hardware control panel.</text:p>
      <text:p text:style-name="P9">You can change the COM port number there if required.</text:p>
      <text:p text:style-name="P8"/>
      <text:p text:style-name="P8">Software</text:p>
      <text:p text:style-name="P9">The data rate is 115200 Baud, 8 Databits, 1 Stopbit, no parity, (115200, N, 8, 1)</text:p>
      <text:p text:style-name="P9">16bit Values are transmitted in little Endian format (LOW:HIGH)</text:p>
      <text:p text:style-name="P8"/>
      <text:p text:style-name="P8">Transfer protocol</text:p>
      <text:p text:style-name="P9">Transfer is bi-directional and is initiated from the PC software by sending a command byte to</text:p>
      <text:p text:style-name="P9">the OSTC</text:p>
      <text:p text:style-name="P8"/>
      <text:p text:style-name="P8">command 0x61 („a“): download status and dive profiles from OSTC</text:p>
      <text:p text:style-name="P9">Output OSTC:</text:p>
      <text:p text:style-name="P9">Byte1-5:</text:p>
      <text:p text:style-name="P9">0xAA 0xAA 0xAA 0xAA 0xAA (Preamble)</text:p>
      <text:p text:style-name="P9">Byte6:</text:p>
      <text:p text:style-name="P9">0x55 (Preamble)</text:p>
      <text:p text:style-name="P9">Byte7-262:</text:p>
      <text:p text:style-name="P9">Internal EEPROM BANK 0 (First 256Bytes) <text:span text:style-name="T3">See Command „g”</text:span></text:p>
      <text:p text:style-name="P9">Byte263-264:</text:p>
      <text:p text:style-name="P9">current battery voltage in mV</text:p>
      <text:p text:style-name="P9">Byte265-266:</text:p>
      <text:p text:style-name="P9">2 Byte current firmware version , 1st Byte.2nd Byte (e.g. „1.90“)</text:p>
      <text:p text:style-name="P9"/>
      <text:p text:style-name="P5">With firmware version 1.90 or lower (32kB Logbook):</text:p>
      <text:p text:style-name="P9">Byte267-33034 (32768 Byte):</text:p>
      <text:p text:style-name="P9">logbook with profile data</text:p>
      <text:p text:style-name="P5">With firmware version 1.91 or higher (64kB Logbook):</text:p>
      <text:p text:style-name="P9">Byte267-65802 (65536 Byte):</text:p>
      <text:p text:style-name="P9">logbook with profile data</text:p>
      <text:p text:style-name="P9"/>
      <text:p text:style-name="P9">The complete profile memory will be send, no matter how many dives are stored.</text:p>
      <text:p text:style-name="P9">One dive consists of a header and the profile block.<text:span text:style-name="T3"> There may be two different headers in the data stream. Byte 2 (Logbook-Profile version) may be 0x20 or 0x21</text:span>:</text:p>
      <text:p text:style-name="P9">0x20 → <text:s/>The header is send with a length of 47 bytes</text:p>
      <text:p text:style-name="P9">0x21 → <text:s/>The header is send with a length of 57 bytes (Additional 10 bytes at the end of the header)</text:p>
      <table:table table:name="Tabelle1" table:style-name="Tabelle1">
        <table:table-column table:style-name="Tabelle1.A"/>
        <table:table-row>
          <table:table-cell table:style-name="Tabelle1.A1" office:value-type="string">
            <text:p text:style-name="P21">Requirements for the parser to be compatible with all firmware versions:</text:p>
            <text:p text:style-name="P19"/>
            <text:list xml:id="list2493303974969878042" text:style-name="L1">
              <text:list-item>
                <text:p text:style-name="P22">Check Byte 265-266 for the used firmware:</text:p>
              </text:list-item>
            </text:list>
            <text:p text:style-name="P20">Firmware 1.90 or lower → Read additional 32768Byte logbook profile data</text:p>
            <text:p text:style-name="P20">Firmware 1.91 or higher → Read additional 65536Byte logbook profile data</text:p>
            <text:p text:style-name="P19"/>
            <text:list xml:id="list4870061824138064053" text:style-name="L2">
              <text:list-item>
                <text:p text:style-name="P23">For <text:span text:style-name="T10">each dive</text:span> found in the logbook profile data:</text:p>
                <text:p text:style-name="P24">Check Byte2 (Logbook-Profile version) for 0x20 or 0x21</text:p>
                <text:p text:style-name="P24">0x20 → <text:s/>Dive has a 47Byte header</text:p>
                <text:p text:style-name="P24">0x21 → <text:s/>Dive has a 57Byte header with some extra information not included in the 0x20 version</text:p>
              </text:list-item>
            </text:list>
          </table:table-cell>
        </table:table-row>
      </table:table>
      <text:p text:style-name="P7"/>
      <text:p text:style-name="P7">„0x20” Details:</text:p>
      <text:p text:style-name="P9">Byte 0-1:</text:p>
      <text:p text:style-name="P9">0xFA 0xFA (start Header)</text:p>
      <text:p text:style-name="P9">Byte 2:</text:p>
      <text:p text:style-name="P9">Logbook-Profile version (0x20 for this 47 Byte version)</text:p>
      <text:p text:style-name="P9">Byte 3:</text:p>
      <text:p text:style-name="P9">Date of dive, month</text:p>
      <text:p text:style-name="P9">Byte 4:</text:p>
      <text:p text:style-name="P9">Date of dive, day</text:p>
      <text:p text:style-name="P9">Byte 5:</text:p>
      <text:p text:style-name="P9">Date of dive, year (20xx)</text:p>
      <text:p text:style-name="P9">Byte 6:</text:p>
      <text:p text:style-name="P9">Time at end of dive, hours</text:p>
      <text:p text:style-name="P9">Byte 7:</text:p>
      <text:p text:style-name="P9">Time at end of dive, minutes</text:p>
      <text:p text:style-name="P9">Byte 8-9:</text:p>
      <text:p text:style-name="P9">max. depth in mbar (<text:span text:style-name="T3">Includes salinity offset!</text:span>)</text:p>
      <text:p text:style-name="P9">Byte 10-11:</text:p>
      <text:p text:style-name="P9">divetime (minutes)</text:p>
      <text:p text:style-name="P9">Byte 12:</text:p>
      <text:p text:style-name="P9">divetime (seconds)</text:p>
      <text:p text:style-name="P9">Byte 13-14:</text:p>
      <text:p text:style-name="P9">min. water temperature in 0.1 °C</text:p>
      <text:p text:style-name="P9">Byte 15-16:</text:p>
      <text:p text:style-name="P9">Surface air pressure before dive</text:p>
      <text:p text:style-name="P9">Byte 17-18:</text:p>
      <text:p text:style-name="P9">Desaturation time in minutes after the dive</text:p>
      <text:p text:style-name="P9">Byte 19-20:</text:p>
      <text:p text:style-name="P9">Gas/Diluent 1 (%O2, %He)</text:p>
      <text:p text:style-name="P9">Byte 21-22:</text:p>
      <text:p text:style-name="P9">Gas/Diluent 2 (%O2, %He)</text:p>
      <text:p text:style-name="P9">Byte 23-24:</text:p>
      <text:p text:style-name="P9">Gas/Diluent 3 (%O2, %He)</text:p>
      <text:p text:style-name="P9">Byte 25-26:</text:p>
      <text:p text:style-name="P9">Gas/Diluent 4 (%O2, %He)</text:p>
      <text:p text:style-name="P9">Byte 27-28:</text:p>
      <text:p text:style-name="P9">Gas/Diluent 5 (%O2, %He)</text:p>
      <text:p text:style-name="P5">List will store OC gases in OC modes and Diluents in CC modes (=&gt;2.58beta)</text:p>
      <text:p text:style-name="P9"><text:soft-page-break/>Byte 29-30:</text:p>
      <text:p text:style-name="P9">Gas 6 current (%O2, %He) (Gas 6 is a manual gas that can be configured during the dive),</text:p>
      <text:p text:style-name="P9">value at end of dive.</text:p>
      <text:p text:style-name="P9">Byte 31:</text:p>
      <text:p text:style-name="P9">Selected Gas# at beginning of dive</text:p>
      <text:p text:style-name="P9">Byte 32-33:</text:p>
      <text:p text:style-name="P9">2 Byte firmware version , 1st Byte.2nd Byte (e.g. „1.90“)</text:p>
      <text:p text:style-name="P9">Byte 34-35:</text:p>
      <text:p text:style-name="P9">2 Byte battery voltage in mV after the dive</text:p>
      <text:p text:style-name="P9">Byte 36:</text:p>
      <text:p text:style-name="P9">Sampling Rate in Seconds</text:p>
      <text:p text:style-name="P9">Byte 37:</text:p>
      <text:p text:style-name="P9">Sampling Divisor Temperature</text:p>
      <text:p text:style-name="P9">Bit 0-3: Divisor, 0=never, 1=every Sample, 2=every 2nd Sample, ...</text:p>
      <text:p text:style-name="P9">Bit 4-7: Information size (currently 2)</text:p>
      <text:p text:style-name="P9">Byte 38:</text:p>
      <text:p text:style-name="P9">Sampling Divisor Deco/NDL Status</text:p>
      <text:p text:style-name="P9">Bit 0-3: Divisor, 0=never, 1=every Sample, 2=every 2nd Sample, ...</text:p>
      <text:p text:style-name="P9">Bit 4-7: Information size (currently 2)</text:p>
      <text:p text:style-name="P9">Byte 39:</text:p>
      <text:p text:style-name="P9">Sampling Divisor Gradient Factor</text:p>
      <text:p text:style-name="P9">Bit 0-3: Divisor, 0=never, 1=every Sample, 2=every 2nd Sample, ...</text:p>
      <text:p text:style-name="P9">Bit 4-7: Information size (currently 1)</text:p>
      <text:p text:style-name="P9">Byte 40:</text:p>
      <text:p text:style-name="P9">Sampling Divisor ppO2 Sensors</text:p>
      <text:p text:style-name="P9">Bit 0-3: Divisor, 0=never, 1=every Sample, 2=every 2nd Sample, ...</text:p>
      <text:p text:style-name="P9">Bit 4-7: Information size (currently 3)</text:p>
      <text:p text:style-name="P9">Note: The OSTC Mk.2 does not support ppO2 Sensors.</text:p>
      <text:p text:style-name="P9">Byte 41:</text:p>
      <text:p text:style-name="P9">Sampling Divisor “Decoplan”</text:p>
      <text:p text:style-name="P9">Bit 0-3: Divisor, 0=never, 1=every Sample, 2=every 2nd Sample, ...</text:p>
      <text:p text:style-name="P9">Bit 4-7: Information size (currently 15)</text:p>
      <text:p text:style-name="P9">Byte 42:</text:p>
      <text:p text:style-name="P9">Sampling Divisor CNS profile</text:p>
      <text:p text:style-name="P9">Bit 0-3: Divisor, 0=never, 1=every Sample, 2=every 2nd Sample, ...</text:p>
      <text:p text:style-name="P9">Bit 4-7: Information size (currently 1)</text:p>
      <text:p text:style-name="P9">Byte 43:</text:p>
      <text:p text:style-name="P9">Salinity Setting</text:p>
      <text:p text:style-name="P9"><text:s/>d‘100‘ = 1.00kg/l</text:p>
      <text:p text:style-name="P9"><text:s/>d‘101‘ = 1.01kg/l</text:p>
      <text:p text:style-name="P9"><text:s/>d‘102‘ = 1.02kg/l</text:p>
      <text:p text:style-name="P9"><text:s/>d‘103‘ = 1.03kg/l</text:p>
      <text:p text:style-name="P9"><text:s/>d‘104‘ = 1.04kg/l</text:p>
      <text:p text:style-name="P9">Byte 44:</text:p>
      <text:p text:style-name="P9">Max. CNS in % (For dives made with Firmware 1.84 and later)</text:p>
      <text:p text:style-name="P9">Byte 45-46:</text:p>
      <text:p text:style-name="P9">0xFB 0xFB (end of header)</text:p>
      <text:p text:style-name="P7"/>
      <text:p text:style-name="P7"/>
      <text:p text:style-name="P7"/>
      <text:p text:style-name="P18">„0x21” Details:</text:p>
      <text:p text:style-name="P9">Byte 0-1:</text:p>
      <text:p text:style-name="P9">0xFA 0xFA (start Header)</text:p>
      <text:p text:style-name="P9">Byte 2:</text:p>
      <text:p text:style-name="P9">Logbook-Profile version (0x21 for this 57 Byte version)</text:p>
      <text:p text:style-name="P14">Byte 3-44:</text:p>
      <text:p text:style-name="P14">Identical with „0x20” version of header description</text:p>
      <text:p text:style-name="P9">Byte 45-46:</text:p>
      <text:p text:style-name="P9">Average depth in mbar</text:p>
      <text:p text:style-name="P9">Byte 47-48:</text:p>
      <text:p text:style-name="P9">Total dive time in seconds (Regardless of CF01 - shallow parts of the dive are not counted in the divetime (Byte 10-12)</text:p>
      <text:p text:style-name="P9">Byte 49:</text:p>
      <text:p text:style-name="P9">If GF deco model was used for this dive: GF_lo in percent (CF32)</text:p>
      <text:p text:style-name="P9">If non-GF (Standard Bühlmann) was used: Saturation multiplier in percent <text:s/>(CF11)</text:p>
      <text:p text:style-name="P9">Byte 50:</text:p>
      <text:p text:style-name="P9">If GF deco model was used for this dive: GF_hi in percent <text:s/>(CF33)</text:p>
      <text:p text:style-name="P9">If non-GF (Standard Bühlmann) was used: Desaturation multiplier in percent <text:s/>(CF12)</text:p>
      <text:p text:style-name="P9">Byte 51: </text:p>
      <text:p text:style-name="P9">Deco type used for this dive: (0=ZH-L16 OC, 1=Gauge, 2=ZH-L16 CC, 3=Apnoe 4=L16-GF OC, 5=L16-GF CC, 6=PSCR-GF )</text:p>
      <text:p text:style-name="P4">Byte 52: </text:p>
      <text:p text:style-name="P4">Last decostop (CF29)</text:p>
      <text:p text:style-name="P4">Byte 53: </text:p>
      <text:p text:style-name="P9">Active Gas Flag Register (=1: Gas was set to active at the end of the dive)</text:p>
      <text:p text:style-name="P9"><text:s/>Bit0=Gas1</text:p>
      <text:p text:style-name="P9"><text:s/>Bit1=Gas2</text:p>
      <text:p text:style-name="P9"><text:s/>Bit2=Gas3</text:p>
      <text:p text:style-name="P9"><text:s/>Bit3=Gas4</text:p>
      <text:p text:style-name="P9"><text:s/>Bit4=Gas5</text:p>
      <text:p text:style-name="P9"><text:s/>Bit5=not used/reserved</text:p>
      <text:p text:style-name="P9"><text:s/>Bit6: not used/reserved</text:p>
      <text:p text:style-name="P9"><text:s/>Bit7: not used/reserved</text:p>
      <text:p text:style-name="P9">Byte 54:</text:p>
      <text:p text:style-name="P9">Full hours of use (Active modes) since last full charge</text:p>
      <text:p text:style-name="P9">Byte 55-56:</text:p>
      <text:p text:style-name="P9">0xFB 0xFB (end of header)</text:p>
      <text:p text:style-name="P9"/>
      <text:p text:style-name="P9">After the header, the profile is send. It has a variable length <text:span text:style-name="T3">and is identical for „0x20” or „0x21” Headers:</text:span></text:p>
      <text:p text:style-name="P9"/>
      <text:p text:style-name="P9">Depth in mbar (LOW:HIGH, not including salinity offset), <text:span text:style-name="T3">ProfileFlagByte</text:span>, <text:span text:style-name="T4">extended Information</text:span></text:p>
      <text:p text:style-name="P9">...</text:p>
      <text:p text:style-name="P9">2 Byte:</text:p>
      <text:p text:style-name="P9">0xFD 0xFD (Profile and dive end)</text:p>
      <text:p text:style-name="P9"/>
      <text:p text:style-name="P9"><text:span text:style-name="T3">ProfileFlagByte</text:span>:</text:p>
      <text:p text:style-name="P9">Bit0-6: amount of additional bytes after the ProfileFlagByte (0-127)</text:p>
      <text:p text:style-name="P9">Bit7: <text:span text:style-name="T5">EventByte Flag</text:span> (Event Byte is available)</text:p>
      <text:p text:style-name="P9"/>
      <text:p text:style-name="P9"><text:span text:style-name="T5">EventByte</text:span>:</text:p>
      <text:p text:style-name="P9">Bit0-3: Alarm type</text:p>
      <text:p text:style-name="P9"><text:soft-page-break/>0=No Alarm</text:p>
      <text:p text:style-name="P9">1=SLOW (Currently not used)</text:p>
      <text:p text:style-name="P9">2=Deco Stop missed/GF violated</text:p>
      <text:p text:style-name="P9">3=Deep Stop missed</text:p>
      <text:p text:style-name="P9">4=ppO Low Warning</text:p>
      <text:p text:style-name="P9">5=ppO High Warning</text:p>
      <text:p text:style-name="P9">6=Manual Marker</text:p>
      <text:p text:style-name="P9">7=Low Battery</text:p>
      <text:p text:style-name="P9">...</text:p>
      <text:p text:style-name="P9">Bit4: Manual Gas Set („Gas 6”)</text:p>
      <text:p text:style-name="P9">Bit5: Gas Change (Gas1-5)</text:p>
      <text:p text:style-name="P9">Bit6: SetPoint Change (cbar)</text:p>
      <text:p text:style-name="P9">Bit7: Bailout selected (O2/He)</text:p>
      <text:p text:style-name="P9"/>
      <text:p text:style-name="P9"><text:span text:style-name="T4">Extended Information</text:span> will be stored strictly in the following order (future extensions will append at the end of the list for compatibility reasons!):</text:p>
      <text:list xml:id="list9121678682304110721" text:style-name="L3">
        <text:list-item>
          <text:p text:style-name="P27">EventByte (1 byte)</text:p>
        </text:list-item>
        <text:list-item>
          <text:p text:style-name="P27">ManualGasSet: new Values for Gas 6 (2 bytes: byte1=O2%, byte2=He%)</text:p>
        </text:list-item>
        <text:list-item>
          <text:p text:style-name="P27">Gas Change (1 byte: current Gas#)</text:p>
        </text:list-item>
        <text:list-item>
          <text:p text:style-name="P27">Temperature in 0.1°C (2 bytes: LOW:HIGH)</text:p>
        </text:list-item>
        <text:list-item>
          <text:p text:style-name="P29"><text:span text:style-name="T9">Deco/NDL Status (2 bytes: byte1: =0 if within no deco limit, if in deco mode: depth of 1</text:span>st stop; byte2: NDL in minutes or length of first stop in minutes)</text:p>
        </text:list-item>
        <text:list-item>
          <text:p text:style-name="P27">GF value (1Byte: GF value in %)</text:p>
        </text:list-item>
        <text:list-item>
          <text:p text:style-name="P27">ppO2 Sensor Values (according to header information, t.b.d)</text:p>
        </text:list-item>
        <text:list-item>
          <text:p text:style-name="P30"><text:span text:style-name="T12">Decoplan</text:span><text:span text:style-name="T13"> (</text:span><text:span text:style-name="T14">15bytes with the decostop length in minutes. Starting at 3m (Or 4, 5 or 6m - depending on CF29) and ending in 45m)</text:span></text:p>
        </text:list-item>
        <text:list-item>
          <text:p text:style-name="P29">CNS value (1Byte: CNS value in %)</text:p>
        </text:list-item>
        <text:list-item>
          <text:p text:style-name="P29">SetPoint Change (1Byte: new SetPoint in cbar)</text:p>
        </text:list-item>
        <text:list-item>
          <text:p text:style-name="P27">Bailout selected: 2 bytes: byte1=O2%, byte2=He%</text:p>
        </text:list-item>
      </text:list>
      <text:p text:style-name="P7"/>
      <text:p text:style-name="P9">For calculation of the available information the following rules apply:</text:p>
      <text:list xml:id="list5329810887185987460" text:style-name="L4">
        <text:list-item>
          <text:p text:style-name="P28">First sample# is 1</text:p>
        </text:list-item>
        <text:list-item>
          <text:p text:style-name="P28">if divisor == 0 the information will never appear</text:p>
        </text:list-item>
        <text:list-item>
          <text:p text:style-name="P28">dataAvailable = (sample# modulo divisor) == 0</text:p>
        </text:list-item>
      </text:list>
      <text:p text:style-name="P15"/>
      <text:p text:style-name="P15">Sampling rate can vary between dives! Always use sample rate from Dive Header.</text:p>
      <text:p text:style-name="P9"/>
      <text:p text:style-name="P9">Profile memory is a „first-in first-out” memory, so older dives will be overwritten when there is no free space left. This can result in „half” or broken dives in the memory. A complete dive always has a complete Header (0xFA 0xFA to 0xFB 0xFB) and a complete profile block (ending with 0xFD 0xFD) The latest dive has an additional 0xFE after the profile block. This byte is required to find the latest dive after a firmware update, etc.</text:p>
      <text:p text:style-name="P9"/>
      <text:p text:style-name="P7">Examples:</text:p>
      <text:p text:style-name="P9">Assume the following configuration: </text:p>
      <text:p text:style-name="P9">Divisor Temperature=3</text:p>
      <text:p text:style-name="P9">Divisor Deco/NDL=1</text:p>
      <text:p text:style-name="P9">Divisor GF=0</text:p>
      <text:p text:style-name="P9">Divisor ppO2=0</text:p>
      <text:p text:style-name="P9">Divisor Decoplan=0</text:p>
      <text:p text:style-name="P9">Divisor CNS=0.</text:p>
      <text:p text:style-name="P9"><text:soft-page-break/></text:p>
      <text:p text:style-name="P9">Sample 1:</text:p>
      <text:p text:style-name="P9"><text:span text:style-name="T3">0x64 0x00</text:span> <text:span text:style-name="T4">0x02</text:span><text:span text:style-name="T6"> </text:span><text:span text:style-name="T5">0x00 0xA0</text:span></text:p>
      <text:p text:style-name="P9">Depth = <text:span text:style-name="T3">1m</text:span></text:p>
      <text:p text:style-name="P9">ProfileFlagByte = <text:span text:style-name="T4">2 bytes will follow, No Event</text:span></text:p>
      <text:p text:style-name="P16">Deco/NDL = NDL 160 minutes</text:p>
      <text:p text:style-name="P9"/>
      <text:p text:style-name="P9">Sample 2:</text:p>
      <text:p text:style-name="P9"><text:span text:style-name="T3">0xC8 0x00</text:span> <text:span text:style-name="T4">0x02</text:span> <text:span text:style-name="T5">0x00 0xA0</text:span></text:p>
      <text:p text:style-name="P9">Depth = <text:span text:style-name="T3">2m</text:span></text:p>
      <text:p text:style-name="P9">ProfileFlagByte = <text:span text:style-name="T4">2 bytes will follow, No Event</text:span></text:p>
      <text:p text:style-name="P16">Deco/NDL = NDL 160 minutes</text:p>
      <text:p text:style-name="P9"/>
      <text:p text:style-name="P9">Sample 3:</text:p>
      <text:p text:style-name="P9"><text:span text:style-name="T3">0x2C 0x01</text:span> <text:span text:style-name="T4">0x04</text:span> <text:span text:style-name="T7">0x32 0x00</text:span><text:span text:style-name="T5"> 0x00 0xA0</text:span></text:p>
      <text:p text:style-name="P9">Depth = <text:span text:style-name="T3">3m</text:span></text:p>
      <text:p text:style-name="P9">ProfileFlagByte = <text:span text:style-name="T4">4 bytes will follow, No Event</text:span></text:p>
      <text:p text:style-name="P17">Temperature = 5°C</text:p>
      <text:p text:style-name="P16">Deco/NDL = NDL 160 minutes</text:p>
      <text:p text:style-name="P9"/>
      <text:p text:style-name="P9">Sample 4:</text:p>
      <text:p text:style-name="P9"><text:span text:style-name="T3">0x5E 0x01</text:span> <text:span text:style-name="T4">0x84</text:span> <text:span text:style-name="T7">0x21 0x02</text:span> <text:span text:style-name="T5">0x00 0x9f</text:span></text:p>
      <text:p text:style-name="P9">Depth = <text:span text:style-name="T3">3.5m</text:span></text:p>
      <text:p text:style-name="P9">ProfileFlagByte = <text:span text:style-name="T4">4 bytes will follow, Event available (Bit7=1)</text:span></text:p>
      <text:p text:style-name="P17">EventByte = Alarm SLOW, Gas Change</text:p>
      <text:p text:style-name="P17">GasChange = Gas#2</text:p>
      <text:p text:style-name="P16">Deco/NDL = NDL 159 minutes</text:p>
      <text:p text:style-name="P9">...</text:p>
      <text:p text:style-name="P8"/>
      <text:p text:style-name="P8">command 0x62 („b“): Sync clock and date with PC</text:p>
      <text:p text:style-name="P9">Output OSTC: 0x62</text:p>
      <text:p text:style-name="P9">Now, 6 bytes must be send to the OSTC</text:p>
      <text:p text:style-name="P9">Byte1: Hours</text:p>
      <text:p text:style-name="P9">Byte2: Minutes</text:p>
      <text:p text:style-name="P9">Byte3: Seconds</text:p>
      <text:p text:style-name="P9">Byte4: Month</text:p>
      <text:p text:style-name="P9">Byte5: Day</text:p>
      <text:p text:style-name="P9">Byte6: Year (20xx)</text:p>
      <text:p text:style-name="P9">All bytes will be checked for plausibility and the clock is set at once. After a timeout of about 30ms, the transmission will be aborted</text:p>
      <text:p text:style-name="P11"/>
      <text:p text:style-name="P8">command 0x63 („c“): Starts simulator mode</text:p>
      <text:p text:style-name="P9">This command sets the OSTC into simulator mode. Every byte following this command will set ambient_pressure to [byte]*100mbar and the OSTC will operate as if the unit is actually in use underwater e.g.: 0x1E (dec 30) simulates a pressure of 30*100mbar=3bar=20m depth</text:p>
      <text:p text:style-name="P9">Simulator mode will be aborted if the device lefts the divemode after the simulated dive. (ascend to 0m by sending 0x00 and wait)</text:p>
      <text:p text:style-name="P8"/>
      <text:p text:style-name="P8">command 0x64 („d“): Write access to internal <text:span text:style-name="T8">EEPROM</text:span> BANK 0</text:p>
      <text:p text:style-name="P9">This command allows write access to the internal EEPROM from address 0x004 to 0x0FF (Serial number and total <text:soft-page-break/>dives can not be written): <text:span text:style-name="T11">The first four bytes of EEPROM Bank0 are not available for writing.</text:span></text:p>
      <text:p text:style-name="P9">Output OSTC: 0x64</text:p>
      <text:p text:style-name="P9">Now, every incoming byte will be written to the internal EEPROM starting with address 0x004. Each byte will be echoed if the write was completed. </text:p>
      <text:p text:style-name="P7">Important: Saving one byte takes about 4ms, so the next byte must be send AFTER the echo of the current byte was received from the software.</text:p>
      <text:p text:style-name="P9">A total of <text:span text:style-name="T3">251Byte</text:span> can be send. After a timeout of about 30ms, the current byte transmission will be aborted and 0xFF is send instead of the received value</text:p>
      <text:p text:style-name="P14"/>
      <text:p text:style-name="P9"><text:span text:style-name="T3">Warning</text:span>: EEPROM Bank0 and Bank1 include important settings, e.g. the battery history. Make sure to re-write the original data when changing settings!</text:p>
      <text:p text:style-name="P9"/>
      <text:p text:style-name="P8">command 0x65 („e“): Send MD2 Hash fingerprint to PC</text:p>
      <text:p text:style-name="P9">Byte1-2:</text:p>
      <text:p text:style-name="P9">2 Byte firmware version , 1st Byte.2nd Byte (e.g. „1.90“)</text:p>
      <text:p text:style-name="P9">Byte3-18:</text:p>
      <text:p text:style-name="P9">16 Byte MD2 hash fingerprint (0x00 for all bytes if hash was not built yet)</text:p>
      <text:p text:style-name="P8"/>
      <text:p text:style-name="P8">command 0x66 („f“): Unused/Reserved</text:p>
      <text:p text:style-name="P9"/>
      <text:p text:style-name="P8">command 0x67 („g“): Send internal EEPROM BANK 0 only</text:p>
      <text:p text:style-name="P9">This command can be used to read out the gas setup and custom functions without reading the profile data (faster download)</text:p>
      <text:p text:style-name="P9">Byte1-2:</text:p>
      <text:p text:style-name="P9">Serial number(<text:span text:style-name="T3">Not writable!</text:span>)</text:p>
      <text:p text:style-name="P9">Byte3-4:</text:p>
      <text:p text:style-name="P9">Total dives(<text:span text:style-name="T3">Not writable!</text:span>)</text:p>
      <text:p text:style-name="P9">Byte5-6:</text:p>
      <text:p text:style-name="P9">Gas 1 default (%O2=21, %He=0)</text:p>
      <text:p text:style-name="P9">Byte7-8:</text:p>
      <text:p text:style-name="P9">Gas 1 current (%O2, %He)</text:p>
      <text:p text:style-name="P9">Byte9-10:</text:p>
      <text:p text:style-name="P9">Gas 2 default (%O2=21, %He=0)</text:p>
      <text:p text:style-name="P9">Byte11-12:</text:p>
      <text:p text:style-name="P9">Gas 2 current (%O2, %He)</text:p>
      <text:p text:style-name="P9">Byte13-14:'90'</text:p>
      <text:p text:style-name="P4"/>
      <text:p text:style-name="P9">Gas 3 default (%O2=21, %He=0)</text:p>
      <text:p text:style-name="P9">Byte15-16:</text:p>
      <text:p text:style-name="P9">Gas 3 current(%O2, %He)</text:p>
      <text:p text:style-name="P9">Byte17-18:</text:p>
      <text:p text:style-name="P9">Gas 4 default (%O2=21, %He=0)</text:p>
      <text:p text:style-name="P9">Byte19-20:</text:p>
      <text:p text:style-name="P9">Gas 4 current (%O2, %He)</text:p>
      <text:p text:style-name="P9">Byte21-22:</text:p>
      <text:p text:style-name="P9">Gas 5 default (%O2=21, %He=0)</text:p>
      <text:p text:style-name="P9">Byte23-24:</text:p>
      <text:p text:style-name="P9">Gas 5 current (%O2, %He)</text:p>
      <text:p text:style-name="P9">Byte25-26:</text:p>
      <text:p text:style-name="P9">Gas 6 current (%O2, %He)</text:p>
      <text:p text:style-name="P9"><text:soft-page-break/>Byte27:</text:p>
      <text:p text:style-name="P9">Salinity Setting</text:p>
      <text:p text:style-name="P9"><text:s/>d‘100‘ = 1.00kg/l</text:p>
      <text:p text:style-name="P9"><text:s/>d‘101‘ = 1.01kg/l</text:p>
      <text:p text:style-name="P9"><text:s/>d‘102‘ = 1.02kg/l</text:p>
      <text:p text:style-name="P9"><text:s/>d‘103‘ = 1.03kg/l</text:p>
      <text:p text:style-name="P9"><text:s/>d‘104‘ = 1.04kg/l</text:p>
      <text:p text:style-name="P9">(Other values then these four are ignored due to the CE depth accuracy requirements)</text:p>
      <text:p text:style-name="P9">Byte28:</text:p>
      <text:p text:style-name="P9">Active Gas Flag Register</text:p>
      <text:p text:style-name="P9"><text:s/>Bit0=Gas1</text:p>
      <text:p text:style-name="P9"><text:s/>Bit1=Gas2</text:p>
      <text:p text:style-name="P9"><text:s/>Bit2=Gas3</text:p>
      <text:p text:style-name="P9"><text:s/>Bit3=Gas4</text:p>
      <text:p text:style-name="P9"><text:s/>Bit4=Gas5</text:p>
      <text:p text:style-name="P9"><text:s/>Bit5=not used/reserved</text:p>
      <text:p text:style-name="P9"><text:s/>Bit6: not used/reserved</text:p>
      <text:p text:style-name="P9"><text:s/>Bit7: not used/reserved</text:p>
      <text:p text:style-name="P9">Byte29:</text:p>
      <text:p text:style-name="P9">Gas1: Change depth in m</text:p>
      <text:p text:style-name="P9">Byte30:</text:p>
      <text:p text:style-name="P9">Gas2: Change depth in m</text:p>
      <text:p text:style-name="P9">Byte31:</text:p>
      <text:p text:style-name="P9">Gas3: Change depth in m</text:p>
      <text:p text:style-name="P9">Byte32:</text:p>
      <text:p text:style-name="P9">Gas4: Change depth in m</text:p>
      <text:p text:style-name="P9">Byte33:</text:p>
      <text:p text:style-name="P9">Gas5: Change depth in m</text:p>
      <text:p text:style-name="P9">Byte34:</text:p>
      <text:p text:style-name="P9">First Gas number (1-5)</text:p>
      <text:p text:style-name="P9">Byte35:</text:p>
      <text:p text:style-name="P9">DecoType (0=ZH-L16 OC, 1=Gauge, 2=ZH-L16 CC, 3=Apnoe 4=L16-GF OC, 5=L16-GF CC, 6=PSCR-GF)</text:p>
      <text:p text:style-name="P9">Byte36:</text:p>
      <text:p text:style-name="P9">Use O2 Sensor Module in CC Modes (0= OFF, 1= ON) (Only available in old OSTC1 - unused for OSTC Mk.2/2N)</text:p>
      <text:p text:style-name="P9">Byte37:</text:p>
      <text:p text:style-name="P9">SetPoint1: ppO2 (x 0.01bar, e.g. 155 = 1.55bar ppO2)</text:p>
      <text:p text:style-name="P9">Byte38:</text:p>
      <text:p text:style-name="P9">SetPoint2: ppO2 (x 0.01bar, e.g. 155 = 1.55bar ppO2)</text:p>
      <text:p text:style-name="P9">Byte39:</text:p>
      <text:p text:style-name="P9">SetPoint3: ppO2 (x 0.01bar, e.g. 155 = 1.55bar ppO2)</text:p>
      <text:p text:style-name="P9">Byte40:</text:p>
      <text:p text:style-name="P9">Debugmode (0= OFF, 1= ON). Using the debug mode is not recommended for end-users.</text:p>
      <text:p text:style-name="P9">Byte41-42:</text:p>
      <text:p text:style-name="P9">Lowest Battery voltage seen (in mV)</text:p>
      <text:p text:style-name="P9">Byte43:</text:p>
      <text:p text:style-name="P9">Lowest Battery voltage seen at (Month)</text:p>
      <text:p text:style-name="P9">Byte44:</text:p>
      <text:p text:style-name="P9">Lowest Battery voltage seen at (Day)</text:p>
      <text:p text:style-name="P9">Byte45:</text:p>
      <text:p text:style-name="P9">Lowest Battery voltage seen at (Year)</text:p>
      <text:p text:style-name="P9"><text:soft-page-break/>Byte46-47:</text:p>
      <text:p text:style-name="P9">Lowest Battery voltage seen at (Temperature in 0.1 °C)</text:p>
      <text:p text:style-name="P9">Byte48:</text:p>
      <text:p text:style-name="P9">Last complete charge at (Month)</text:p>
      <text:p text:style-name="P9">Byte49:</text:p>
      <text:p text:style-name="P9">Last complete charge at (Day)</text:p>
      <text:p text:style-name="P9">Byte50:</text:p>
      <text:p text:style-name="P9">Last complete charge at (Year)</text:p>
      <text:p text:style-name="P9">Byte51-52:</text:p>
      <text:p text:style-name="P9">Total charge cycles</text:p>
      <text:p text:style-name="P9">Byte53-54:</text:p>
      <text:p text:style-name="P9">Total complete charge cycles</text:p>
      <text:p text:style-name="P9">Byte55-56:</text:p>
      <text:p text:style-name="P9">Temperature Extrema minimum (Temperature in 0.1 °C)</text:p>
      <text:p text:style-name="P9">Byte57:</text:p>
      <text:p text:style-name="P9">Temperature Extrema minimum at (Month)</text:p>
      <text:p text:style-name="P9">Byte58:</text:p>
      <text:p text:style-name="P9">Temperature Extrema minimum at (Day)</text:p>
      <text:p text:style-name="P9">Byte59:</text:p>
      <text:p text:style-name="P9">Temperature Extrema minimum at (Year)</text:p>
      <text:p text:style-name="P9">Byte60-61:</text:p>
      <text:p text:style-name="P9">Temperature Extrema maximum (Temperature in 0.1 °C)</text:p>
      <text:p text:style-name="P9">Byte62:</text:p>
      <text:p text:style-name="P9">Temperature Extrema maximum at (Month)</text:p>
      <text:p text:style-name="P9">Byte63:</text:p>
      <text:p text:style-name="P9">Temperature Extrema maximum at (Day)</text:p>
      <text:p text:style-name="P9">Byte64:</text:p>
      <text:p text:style-name="P9">Temperature Extrema maximum at (Year)</text:p>
      <text:p text:style-name="P9">Byte65:</text:p>
      <text:p text:style-name="P9">Custom Text active (=1), Custom Text Disabled (&lt;&gt;1)</text:p>
      <text:p text:style-name="P9">Byte66-90:</text:p>
      <text:p text:style-name="P9">(25Bytes): Custom Text for Surfacemode (Real text must end with "}")</text:p>
      <text:p text:style-name="P9">Example: OSTC Dive Computer} (19 Characters incl. "}") Bytes 85-90 will be ignored.</text:p>
      <text:p text:style-name="P9">Byte91:</text:p>
      <text:p text:style-name="P9">Dim OLED in Divemode (&gt;0), Normal mode (=0)</text:p>
      <text:p text:style-name="P9">Byte92:</text:p>
      <text:p text:style-name="P9">Date format for all outputs:</text:p>
      <text:p text:style-name="P9">=0: MM/DD/YY</text:p>
      <text:p text:style-name="P9">=1: DD/MM/YY</text:p>
      <text:p text:style-name="P9">=2: YY/MM/DD</text:p>
      <text:p text:style-name="P9">Byte93:</text:p>
      <text:p text:style-name="P9">Total number of CF used in installed firmware</text:p>
      <text:p text:style-name="P9">Byte94:</text:p>
      <text:p text:style-name="P9">Last selected view for customview area in surface mode</text:p>
      <text:p text:style-name="P9">Byte95:</text:p>
      <text:p text:style-name="P9">Last selected view for customview area in dive mode</text:p>
      <text:p text:style-name="P9">Byte96-97:</text:p>
      <text:p text:style-name="P4">Diluent 1 Default (%O2,%He)</text:p>
      <text:p text:style-name="P9">Byte98-99:</text:p>
      <text:p text:style-name="P4">Diluent 1 Current (%O2,%He)</text:p>
      <text:p text:style-name="P9"><text:soft-page-break/>Byte100-101:</text:p>
      <text:p text:style-name="P4">Diluent 2 Default (%O2,%He)</text:p>
      <text:p text:style-name="P9">Byte102-103:</text:p>
      <text:p text:style-name="P4">Diluent 2 Current (%O2,%He)</text:p>
      <text:p text:style-name="P9">Byte104-105:</text:p>
      <text:p text:style-name="P4">Diluent 3 Default (%O2,%He)</text:p>
      <text:p text:style-name="P9">Byte106-107:</text:p>
      <text:p text:style-name="P4">Diluent 3 Current (%O2,%He)</text:p>
      <text:p text:style-name="P9">Byte108-109:</text:p>
      <text:p text:style-name="P4">Diluent 4 Default (%O2,%He)</text:p>
      <text:p text:style-name="P9">Byte110-111:</text:p>
      <text:p text:style-name="P4">Diluent 4 Current (%O2,%He)</text:p>
      <text:p text:style-name="P4">Byte112-113:</text:p>
      <text:p text:style-name="P4">Diluent 5 Default (%O2,%He)</text:p>
      <text:p text:style-name="P9">Byte114-115:</text:p>
      <text:p text:style-name="P4">Diluent 5 Current (%O2,%He)</text:p>
      <text:p text:style-name="P9">Byte116:</text:p>
      <text:p text:style-name="P4">First Diluent (1-5)</text:p>
      <text:p text:style-name="P4">Byte117:</text:p>
      <text:p text:style-name="P4">SetPoint Mode (=1: Auto change, =0: Manual) <text:span text:style-name="T15">New since 3.04 beta</text:span></text:p>
      <text:p text:style-name="P26">Byte118:</text:p>
      <text:p text:style-name="P26">Depth of SP1 in m<text:span text:style-name="T17"> </text:span><text:span text:style-name="T15">New since 3.04 beta</text:span></text:p>
      <text:p text:style-name="P26">Byte119:</text:p>
      <text:p text:style-name="P26">Depth of SP2 in m<text:span text:style-name="T17"> </text:span><text:span text:style-name="T15">New since 3.04 beta</text:span></text:p>
      <text:p text:style-name="P26">Byte120:</text:p>
      <text:p text:style-name="P26">Depth of SP3 in m<text:span text:style-name="T17"> </text:span><text:span text:style-name="T15">New since 3.04 beta</text:span></text:p>
      <text:p text:style-name="P9">Byte121-128:</text:p>
      <text:p text:style-name="P9">not used/reserved</text:p>
      <text:p text:style-name="P9">Byte129-256:</text:p>
      <text:p text:style-name="P9">32 custom Functions (CF0-CF31)</text:p>
      <text:p text:style-name="P9">The custom functions are stored in the internal EEPROM after 0x080 </text:p>
      <text:p text:style-name="P9">Any custom function occupies 4 byte:</text:p>
      <text:p text:style-name="P9">2 byte (low:high) store the default value, reset from menu "reset" (<text:span text:style-name="T3">Will be overwritten by hard-coded defaults if reset in </text:span><text:span text:style-name="T3">the unit!</text:span>)</text:p>
      <text:p text:style-name="P9">2 byte (low:high) store the actual value</text:p>
      <text:p text:style-name="P8"/>
      <text:p text:style-name="P8">command 0x68 („h“): Reset DecoData</text:p>
      <text:p text:style-name="P10">Output OSTC: 0x68 (command echo)</text:p>
      <text:p text:style-name="P12"/>
      <text:p text:style-name="P8">command 0x69 („i“): Write access to internal EEPROM BANK 1</text:p>
      <text:p text:style-name="P9">This command allows write access to the internal EEPROM from address 0x104 to 0x1FF. </text:p>
      <text:p text:style-name="P7">The first four bytes of EEPROM Bank1 are not available for writing.</text:p>
      <text:p text:style-name="P9">Output OSTC: 0x69</text:p>
      <text:p text:style-name="P9">Now, every incoming byte will be written to the internal EEPROM starting with address 0x104. Each byte will be echoed if the write was completed.</text:p>
      <text:p text:style-name="P7">Important: Saving one byte takes about 4ms, so the next byte must be send AFTER the echo of the current byte was received from the software.</text:p>
      <text:p text:style-name="P9">A total of 251Byte can be send. After a timeout of about 30ms, the current byte transmission will be aborted and 0xFF is send instead of the received value</text:p>
      <text:p text:style-name="P9"/>
      <text:p text:style-name="P9"><text:soft-page-break/><text:span text:style-name="T3">Warning</text:span>: EEPROM Bank0 and Bank1 include important settings, e.g. the battery history. Make sure to re-write the original data when changing settings!</text:p>
      <text:p text:style-name="P12"/>
      <text:p text:style-name="P8">command 0x6A („j“): Send internal EEPROM BANK 1</text:p>
      <text:p text:style-name="P9">This command is required to read out the BANK1 of the EEPROM</text:p>
      <text:p text:style-name="P9">Byte1:</text:p>
      <text:p text:style-name="P9">Logbook version indicator (<text:span text:style-name="T3">Not writable!</text:span>)</text:p>
      <text:p text:style-name="P9">Byte2-3:</text:p>
      <text:p text:style-name="P9">Last Firmware installed, 1st Byte.2nd Byte (e.g. „1.90“) (<text:span text:style-name="T3">Not writable!</text:span>)</text:p>
      <text:p text:style-name="P9">Byte4:</text:p>
      <text:p text:style-name="P9">OLED brightness (=0: Eco, =1 High) (<text:span text:style-name="T3">Not writable!</text:span>)</text:p>
      <text:p text:style-name="P4">Byte5-11:</text:p>
      <text:p text:style-name="P4">Time/Date vault during firmware updates</text:p>
      <text:p text:style-name="P9">Byte12-128</text:p>
      <text:p text:style-name="P9">not used/reserved</text:p>
      <text:p text:style-name="P9">Byte129-256:</text:p>
      <text:p text:style-name="P9">32 custom Functions (CF 32-63)</text:p>
      <text:p text:style-name="P9">The custom functions are stored in the internal EEPROM after 0x180</text:p>
      <text:p text:style-name="P9">Any custom function occupies 4 byte:</text:p>
      <text:p text:style-name="P9">2 byte (low:high) store the default value, reset from menu "reset" (<text:span text:style-name="T3">Will be overwritten by hard-coded defaults if reset in the unit!</text:span>)</text:p>
      <text:p text:style-name="P9">2 byte (low:high) store the actual value</text:p>
      <text:p text:style-name="P11"/>
      <text:p text:style-name="P8">command 0x6B („k“): Save tissue data and restore after simulation</text:p>
      <text:p text:style-name="P10">Output OSTC: 0x6B (command echo)</text:p>
      <text:p text:style-name="P10">Tissue data is saved and restored after the simulation. Next simulated dive after this command will not affect tissue data. Useful if remaining saturation data should not affected from a PC-simulated dive.</text:p>
      <text:p text:style-name="P12"/>
      <text:p text:style-name="P8">command 0x6C („l“): Dump screen shot</text:p>
      <text:p text:style-name="P10">Output OSTC: 0x6C (command echo)</text:p>
      <text:p text:style-name="P10">A screen shot is send via the UART interface in a compressed format. Contact for details.</text:p>
      <text:p text:style-name="P3"/>
      <text:p text:style-name="P8">command 0x6D („m“): Send internal EEPROM BANK 2</text:p>
      <text:p text:style-name="P9">This command is required to read out the BANK2 of the EEPROM</text:p>
      <text:p text:style-name="P9">Byte1-4: </text:p>
      <text:p text:style-name="P9">not used/reserved (<text:span text:style-name="T3">Not writable!</text:span>)</text:p>
      <text:p text:style-name="P9">Byte5-128:</text:p>
      <text:p text:style-name="P9">not used/reserved</text:p>
      <text:p text:style-name="P9">Byte129-256:</text:p>
      <text:p text:style-name="P9">32 custom Functions (CF 64-95)</text:p>
      <text:p text:style-name="P9">The custom functions are stored in the internal EEPROM after 0x280</text:p>
      <text:p text:style-name="P9">Any custom function occupies 4 byte:</text:p>
      <text:p text:style-name="P9">2 byte (low:high) store the default value, reset from menu "reset" (<text:span text:style-name="T3">Will be overwritten by hard-coded defaults if reset in the unit!</text:span>)</text:p>
      <text:p text:style-name="P9">2 byte (low:high) store the actual value</text:p>
      <text:p text:style-name="P4"/>
      <text:p text:style-name="P8">command 0x6E („n“): Write access to internal EEPROM BANK 2</text:p>
      <text:p text:style-name="P9">This command allows write access to the internal EEPROM from address 0x204 to 0x2FF. </text:p>
      <text:p text:style-name="P7">The first four bytes of EEPROM Bank2 are not available for writing.</text:p>
      <text:p text:style-name="P9">Output OSTC: 0x6E</text:p>
      <text:p text:style-name="P9"><text:soft-page-break/>Now, every incoming byte will be written to the internal EEPROM starting with address 0x204. Each byte will be echoed if the write was completed.</text:p>
      <text:p text:style-name="P7">Important: Saving one byte takes about 4ms, so the next byte must be send AFTER the echo of the current byte was received from the software.</text:p>
      <text:p text:style-name="P9">A total of 251Byte can be send. After a timeout of about 30ms, the current byte transmission will be aborted and 0xFF is send instead of the received value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NewRomanPS-BoldMT" svg:font-family="TimesNewRomanPS-BoldMT"/>
    <style:font-face style:name="Times New Roman1" svg:font-family="'Times New Roman'" style:font-family-generic="roman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Times New Roman2" svg:font-family="'Times New Roman'" style:font-adornments="Fett" style:font-family-generic="roman" style:font-pitch="variable"/>
    <style:font-face style:name="Arial" svg:font-family="Arial" style:font-family-generic="swiss" style:font-pitch="variable"/>
    <style:font-face style:name="TheSans 5 Regular" svg:font-family="'TheSans 5 Regular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Eingerückt" style:family="paragraph">
      <style:paragraph-properties fo:margin="100%" fo:margin-left="0.494cm" fo:margin-right="0cm" fo:margin-top="0cm" fo:margin-bottom="0cm" style:line-height-at-least="0.494cm" fo:text-align="start" style:justify-single-word="false" fo:text-indent="0cm" style:auto-text-indent="false" style:text-autospace="none" style:vertical-align="auto">
        <style:tab-stops>
          <style:tab-stop style:position="0.494cm"/>
        </style:tab-stops>
      </style:paragraph-properties>
      <style:text-properties fo:color="#000000" style:text-line-through-style="none" style:font-name="Times New Roman1" fo:font-size="12pt" fo:letter-spacing="normal" fo:language="de" fo:country="DE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emphasize="none" style:text-scale="100%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Haupttext" style:family="paragraph" style:next-style-name="Eingerückt">
      <style:paragraph-properties fo:margin="100%" fo:margin-left="0cm" fo:margin-right="0cm" fo:margin-top="0cm" fo:margin-bottom="0cm" style:line-height-at-least="0.494cm" fo:text-align="start" style:justify-single-word="false" fo:text-indent="0cm" style:auto-text-indent="false" style:text-autospace="none" style:vertical-align="auto"/>
      <style:text-properties fo:color="#000000" style:text-line-through-style="none" style:font-name="Times New Roman1" fo:font-size="12pt" fo:letter-spacing="normal" fo:language="de" fo:country="DE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emphasize="none" style:text-scale="100%"/>
    </style:style>
    <style:style style:name="Markiert" style:family="paragraph" style:next-style-name="Eingerückt">
      <style:paragraph-properties fo:margin="100%" fo:margin-left="0.494cm" fo:margin-right="0cm" fo:margin-top="0cm" fo:margin-bottom="0cm" style:line-height-at-least="0.494cm" fo:text-align="start" style:justify-single-word="false" fo:text-indent="-0.494cm" style:auto-text-indent="false" style:text-autospace="none" style:vertical-align="auto">
        <style:tab-stops>
          <style:tab-stop style:position="0.494cm"/>
        </style:tab-stops>
      </style:paragraph-properties>
      <style:text-properties fo:color="#000000" style:text-line-through-style="none" style:font-name="Times New Roman1" fo:font-size="12pt" fo:letter-spacing="normal" fo:language="de" fo:country="DE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emphasize="none" style:text-scale="100%"/>
    </style:style>
    <style:style style:name="Numeriert" style:family="paragraph" style:next-style-name="Eingerückt">
      <style:paragraph-properties fo:margin="100%" fo:margin-left="0.494cm" fo:margin-right="0cm" fo:margin-top="0cm" fo:margin-bottom="0cm" style:line-height-at-least="0.494cm" fo:text-align="start" style:justify-single-word="false" fo:text-indent="-0.494cm" style:auto-text-indent="false" style:text-autospace="none" style:vertical-align="auto">
        <style:tab-stops>
          <style:tab-stop style:position="0.494cm"/>
        </style:tab-stops>
      </style:paragraph-properties>
      <style:text-properties fo:color="#000000" style:text-line-through-style="none" style:font-name="Times New Roman1" fo:font-size="12pt" fo:letter-spacing="normal" fo:language="de" fo:country="DE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emphasize="none" style:text-scale="100%"/>
    </style:style>
    <style:style style:name="Numeriert1" style:family="paragraph" style:next-style-name="Numeriert">
      <style:paragraph-properties fo:margin="100%" fo:margin-left="0.494cm" fo:margin-right="0cm" fo:margin-top="0cm" fo:margin-bottom="0cm" style:line-height-at-least="0.494cm" fo:text-align="start" style:justify-single-word="false" fo:text-indent="-0.494cm" style:auto-text-indent="false" style:text-autospace="none" style:vertical-align="auto">
        <style:tab-stops>
          <style:tab-stop style:position="0.494cm"/>
        </style:tab-stops>
      </style:paragraph-properties>
      <style:text-properties fo:color="#000000" style:text-line-through-style="none" style:font-name="Times New Roman1" fo:font-size="12pt" fo:letter-spacing="normal" fo:language="de" fo:country="DE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emphasize="none" style:text-scale="100%"/>
    </style:style>
    <style:style style:name="Tabellenfußnote" style:family="paragraph" style:next-style-name="Eingerückt">
      <style:paragraph-properties fo:margin="100%" fo:margin-left="0.988cm" fo:margin-right="0.494cm" fo:margin-top="0cm" fo:margin-bottom="0cm" style:line-height-at-least="0.423cm" fo:text-align="start" style:justify-single-word="false" fo:text-indent="-0.494cm" style:auto-text-indent="false" style:text-autospace="none" style:vertical-align="auto">
        <style:tab-stops>
          <style:tab-stop style:position="0.988cm"/>
        </style:tab-stops>
      </style:paragraph-properties>
      <style:text-properties fo:color="#000000" style:text-line-through-style="none" style:font-name="Times New Roman1" fo:font-size="10pt" fo:letter-spacing="normal" fo:language="de" fo:country="DE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 style:font-style-complex="normal" style:font-weight-complex="normal" style:text-emphasize="none" style:text-scale="100%"/>
    </style:style>
    <style:style style:name="TabelleTitel" style:family="paragraph" style:next-style-name="Eingerückt">
      <style:paragraph-properties fo:margin="100%" fo:margin-left="0cm" fo:margin-right="0cm" fo:margin-top="0cm" fo:margin-bottom="0cm" style:line-height-at-least="0.494cm" fo:text-align="center" style:justify-single-word="false" fo:text-indent="0cm" style:auto-text-indent="false" style:text-autospace="none" style:vertical-align="auto"/>
      <style:text-properties fo:color="#000000" style:text-line-through-style="none" style:font-name="Times New Roman1" fo:font-size="12pt" fo:letter-spacing="normal" fo:language="de" fo:country="DE" fo:font-style="normal" style:text-underline-style="none" fo:font-weight="bold" style:font-name-asian="Times New Roman1" style:font-size-asian="12pt" style:font-style-asian="normal" style:font-weight-asian="bold" style:font-name-complex="Times New Roman1" style:font-size-complex="12pt" style:font-style-complex="normal" style:font-weight-complex="bold" style:text-emphasize="none" style:text-scale="100%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ZelleHaupttext" style:family="paragraph" style:next-style-name="Eingerückt">
      <style:paragraph-properties fo:margin="100%" fo:margin-left="0cm" fo:margin-right="0cm" fo:margin-top="0cm" fo:margin-bottom="0cm" style:line-height-at-least="0.494cm" fo:text-align="start" style:justify-single-word="false" fo:text-indent="0cm" style:auto-text-indent="false" style:text-autospace="none" style:vertical-align="auto"/>
      <style:text-properties fo:color="#000000" style:text-line-through-style="none" style:font-name="Times New Roman1" fo:font-size="12pt" fo:letter-spacing="normal" fo:language="de" fo:country="DE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emphasize="none" style:text-scale="100%"/>
    </style:style>
    <style:style style:name="ZelleÜberschrift" style:family="paragraph" style:next-style-name="Eingerückt">
      <style:paragraph-properties fo:margin="100%" fo:margin-left="0cm" fo:margin-right="0cm" fo:margin-top="0cm" fo:margin-bottom="0cm" style:line-height-at-least="0.494cm" fo:text-align="center" style:justify-single-word="false" fo:text-indent="0cm" style:auto-text-indent="false" style:text-autospace="none" style:vertical-align="auto"/>
      <style:text-properties fo:color="#000000" style:text-line-through-style="none" style:font-name="Times New Roman1" fo:font-size="12pt" fo:letter-spacing="normal" fo:language="de" fo:country="DE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emphasize="none" style:text-scale="100%"/>
    </style:style>
    <style:style style:name="Zwischenüberschrift" style:family="paragraph" style:next-style-name="Haupttext">
      <style:paragraph-properties fo:margin="100%" fo:margin-left="0cm" fo:margin-right="0cm" fo:margin-top="0.212cm" fo:margin-bottom="0cm" style:line-height-at-least="0.494cm" fo:text-align="start" style:justify-single-word="false" fo:text-indent="0cm" style:auto-text-indent="false" fo:keep-with-next="always" style:text-autospace="none" style:vertical-align="auto"/>
      <style:text-properties fo:color="#000000" style:text-line-through-style="none" style:font-name="Times New Roman1" fo:font-size="12pt" fo:letter-spacing="normal" fo:language="de" fo:country="DE" fo:font-style="normal" style:text-underline-style="none" fo:font-weight="bold" style:font-name-asian="Times New Roman1" style:font-size-asian="12pt" style:font-style-asian="normal" style:font-weight-asian="bold" style:font-name-complex="Times New Roman1" style:font-size-complex="12pt" style:font-style-complex="normal" style:font-weight-complex="bold" style:text-emphasize="none" style:text-scale="100%"/>
    </style:style>
    <style:style style:name="Überschrift1" style:family="paragraph" style:next-style-name="Haupttext">
      <style:paragraph-properties fo:margin="100%" fo:margin-left="0cm" fo:margin-right="0cm" fo:margin-top="0.494cm" fo:margin-bottom="0.212cm" style:line-height-at-least="0.564cm" fo:text-align="start" style:justify-single-word="false" fo:text-indent="0cm" style:auto-text-indent="false" fo:keep-with-next="always" style:text-autospace="none" style:vertical-align="auto"/>
      <style:text-properties fo:color="#000000" style:text-line-through-style="none" style:font-name="Times New Roman1" fo:font-size="14pt" fo:letter-spacing="normal" fo:language="de" fo:country="DE" fo:font-style="normal" style:text-underline-style="none" fo:font-weight="bold" style:font-name-asian="Times New Roman1" style:font-size-asian="14pt" style:font-style-asian="normal" style:font-weight-asian="bold" style:font-name-complex="Times New Roman1" style:font-size-complex="14pt" style:font-style-complex="normal" style:font-weight-complex="bold" style:text-emphasize="none" style:text-scale="100%"/>
    </style:style>
    <style:style style:name="Überschrift2" style:family="paragraph" style:next-style-name="Haupttext">
      <style:paragraph-properties fo:margin="100%" fo:margin-left="0cm" fo:margin-right="0cm" fo:margin-top="0.423cm" fo:margin-bottom="0.106cm" style:line-height-at-least="0.494cm" fo:text-align="start" style:justify-single-word="false" fo:text-indent="0cm" style:auto-text-indent="false" fo:keep-with-next="always" style:text-autospace="none" style:vertical-align="auto"/>
      <style:text-properties fo:color="#000000" style:text-line-through-style="none" style:font-name="Times New Roman1" fo:font-size="12pt" fo:letter-spacing="normal" fo:language="de" fo:country="DE" fo:font-style="normal" style:text-underline-style="none" fo:font-weight="bold" style:font-name-asian="Times New Roman1" style:font-size-asian="12pt" style:font-style-asian="normal" style:font-weight-asian="bold" style:font-name-complex="Times New Roman1" style:font-size-complex="12pt" style:font-style-complex="normal" style:font-weight-complex="bold" style:text-emphasize="none" style:text-scale="100%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etonung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GlgVar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TheSans 5 Regular" fo:font-size="8pt" style:font-size-asian="8pt" style:font-size-complex="8pt"/>
    </style:style>
    <style:style style:name="MT1" style:family="text">
      <style:text-properties fo:language="en" fo:country="U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Interface <text:span text:style-name="MT1">description</text:span> of OSTC and OSTC Mk.2/2N dive computers – Page <text:page-number text:select-page="current">2</text:page-number>/<text:page-count>1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1-06-13T08:39:48.40</meta:creation-date>
    <dc:date>2015-06-06T14:24:55.04</dc:date>
    <meta:editing-duration>PT8H29M38S</meta:editing-duration>
    <meta:editing-cycles>36</meta:editing-cycles>
    <meta:generator>OpenOffice/4.1.0$Win32 OpenOffice.org_project/410m18$Build-9764</meta:generator>
    <meta:document-statistic meta:table-count="1" meta:image-count="1" meta:object-count="0" meta:page-count="12" meta:paragraph-count="483" meta:word-count="2930" meta:character-count="17562"/>
  </office:meta>
</office:document-meta>
</file>